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AF1BFAA6FBE52437.png" manifest:media-type="image/png"/>
  <manifest:file-entry manifest:full-path="Pictures/10000001000005620000024F1CE3B3A763818D0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T2" style:family="text">
      <style:text-properties officeooo:rsid="0008f8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6</text:span> — <text:span text:style-name="T2">SAMURAI</text:span><text:span text:style-name="T1">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1CE3B3A763818D03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1CE3B3A763818D03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AF1BFAA6FBE52437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AF1BFAA6FBE524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19:52:25.665068298</dc:date>
    <meta:editing-duration>PT1H58M57S</meta:editing-duration>
    <meta:editing-cycles>9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19" meta:non-whitespace-character-count="17"/>
  </office:meta>
</office:document-meta>
</file>